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2cb" officeooo:paragraph-rsid="0001d2cb"/>
    </style:style>
    <style:style style:name="P2" style:family="paragraph" style:parent-style-name="Standard">
      <style:text-properties officeooo:rsid="00040136" officeooo:paragraph-rsid="00040136"/>
    </style:style>
    <style:style style:name="P3" style:family="paragraph" style:parent-style-name="Standard">
      <style:text-properties officeooo:rsid="0005ba81" officeooo:paragraph-rsid="0005ba81"/>
    </style:style>
    <style:style style:name="T1" style:family="text">
      <style:text-properties officeooo:rsid="0002f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 <text:s/><text:span text:style-name="T1">second456</text:span></text:p>
      <text:p text:style-name="P1"/>
      <text:p text:style-name="P2">feature1分支</text:p>
      <text:p text:style-name="P2"/>
      <text:p text:style-name="P3">feature2分支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10:32.474274645</meta:creation-date>
    <dc:date>2023-10-29T12:20:40.705786230</dc:date>
    <meta:editing-duration>PT28M5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" meta:character-count="34" meta:non-whitespace-character-count="32"/>
  </office:meta>
</office:document-meta>
</file>